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Text_20_body">
      <style:paragraph-properties fo:padding="0cm" fo:border="none"/>
      <style:text-properties loext:padding="0cm" loext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Preformatted_20_Text">
      <style:paragraph-properties fo:padding="0cm" fo:border="none"/>
    </style:style>
    <style:style style:name="P6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employees-whose-manager-left-the-company/" text:style-name="Internet_20_link" text:visited-style-name="Visited_20_Internet_20_Link"><text:span text:style-name="T1">1978. Employees Whose Manager Left the Company</text:span></text:a></text:p>
      <text:section text:style-name="Sect1" text:name="headlessui-popover-button-:rb:">
        <text:p text:style-name="Standard"/>
      </text:section>
      <text:p text:style-name="P4">Easy</text:p>
      <text:p text:style-name="P4">193</text:p>
      <text:p text:style-name="P4">18</text:p>
      <text:section text:style-name="Sect1" text:name="headlessui-popover-button-:rg:">
        <text:p text:style-name="Standard"/>
      </text:section>
      <text:section text:style-name="Sect1" text:name="headlessui-popover-button-:rj:">
        <text:p text:style-name="Standard"/>
      </text:section>
      <text:p text:style-name="P4">Companies</text:p>
      <text:p text:style-name="P4">SQL Schema</text:p>
      <text:p text:style-name="Horizontal_20_Line"/>
      <text:p text:style-name="P6"><text:span text:style-name="T1">Table: </text:span><text:span text:style-name="Source_20_Text"><text:span text:style-name="T2">Employees</text:span></text:span></text:p>
      <text:p text:style-name="P2">+-------------+----------+</text:p>
      <text:p text:style-name="P2">| Column Name | Type <text:s text:c="4"/>|</text:p>
      <text:p text:style-name="P2">+-------------+----------+</text:p>
      <text:p text:style-name="P2">| employee_id | int <text:s text:c="5"/>|</text:p>
      <text:p text:style-name="P2">| name <text:s text:c="7"/>| varchar <text:s/>|</text:p>
      <text:p text:style-name="P2">| manager_id <text:s/>| int <text:s text:c="5"/>|</text:p>
      <text:p text:style-name="P2">| salary <text:s text:c="5"/>| int <text:s text:c="5"/>|</text:p>
      <text:p text:style-name="P2">+-------------+----------+</text:p>
      <text:p text:style-name="P2">In SQL, employee_id is the primary key for this table.</text:p>
      <text:p text:style-name="P1">This table contains information about the employees, their salary, and the ID of their manager. Some employees do not have a manager (manager_id is null). </text:p>
      <text:p text:style-name="P3"> </text:p>
      <text:p text:style-name="P6"><text:span text:style-name="T1">Find the IDs of the employees whose salary is strictly less than </text:span><text:span text:style-name="Source_20_Text"><text:span text:style-name="T2">$30000</text:span></text:span><text:span text:style-name="T1"> and whose manager left the company. When a manager leaves the company, their information is deleted from the </text:span><text:span text:style-name="Source_20_Text"><text:span text:style-name="T2">Employees</text:span></text:span><text:span text:style-name="T1"> table, but the reports still have their </text:span><text:span text:style-name="Source_20_Text"><text:span text:style-name="T2">manager_id</text:span></text:span><text:span text:style-name="T1"> set to the manager that left.</text:span></text:p>
      <text:p text:style-name="P6"><text:span text:style-name="T1">Return the result table ordered by </text:span><text:span text:style-name="Source_20_Text"><text:span text:style-name="T2">employee_id</text:span></text:span><text:span text:style-name="T1">.</text:span></text:p>
      <text:p text:style-name="P3">The result format is in the following example.</text:p>
      <text:p text:style-name="P3"> </text:p>
      <text:p text:style-name="P6"><text:span text:style-name="Strong_20_Emphasis"><text:span text:style-name="T1">Example 1:</text:span></text:span></text:p>
      <text:p text:style-name="P5"><text:span text:style-name="Strong_20_Emphasis"><text:span text:style-name="T1">Input: </text:span></text:span><text:span text:style-name="T1"><text:s/></text:span></text:p>
      <text:p text:style-name="P2">Employees table:</text:p>
      <text:p text:style-name="P2">+-------------+-----------+------------+--------+</text:p>
      <text:p text:style-name="P2">| employee_id | name <text:s text:c="5"/>| manager_id | salary |</text:p>
      <text:p text:style-name="P2">+-------------+-----------+------------+--------+</text:p>
      <text:p text:style-name="P2">| 3 <text:s text:c="10"/>| Mila <text:s text:c="5"/>| 9 <text:s text:c="9"/>| 60301 <text:s/>|</text:p>
      <text:p text:style-name="P2">| 12 <text:s text:c="9"/>| Antonella | null <text:s text:c="6"/>| 31000 <text:s/>|</text:p>
      <text:p text:style-name="P2">| 13 <text:s text:c="9"/>| Emery <text:s text:c="4"/>| null <text:s text:c="6"/>| 67084 <text:s/>|</text:p>
      <text:p text:style-name="P2">| 1 <text:s text:c="10"/>| Kalel <text:s text:c="4"/>| 11 <text:s text:c="8"/>| 21241 <text:s/>|</text:p>
      <text:p text:style-name="P2">| 9 <text:s text:c="10"/>| Mikaela <text:s text:c="2"/>| null <text:s text:c="6"/>| 50937 <text:s/>|</text:p>
      <text:p text:style-name="P2">| 11 <text:s text:c="9"/>| Joziah <text:s text:c="3"/>| 6 <text:s text:c="9"/>| 28485 <text:s/>|</text:p>
      <text:p text:style-name="P2">+-------------+-----------+------------+--------+</text:p>
      <text:p text:style-name="P5"><text:span text:style-name="Strong_20_Emphasis"><text:span text:style-name="T1">Output:</text:span></text:span><text:span text:style-name="T1"> </text:span></text:p>
      <text:p text:style-name="P2">+-------------+</text:p>
      <text:p text:style-name="P2">| employee_id |</text:p>
      <text:p text:style-name="P2">+-------------+</text:p>
      <text:p text:style-name="P2"><text:soft-page-break/>| 11 <text:s text:c="9"/>|</text:p>
      <text:p text:style-name="P2">+-------------+</text:p>
      <text:p text:style-name="P5"/>
      <text:p text:style-name="P5"><text:span text:style-name="Strong_20_Emphasis"><text:span text:style-name="T1">Explanation:</text:span></text:span><text:span text:style-name="T1"> </text:span></text:p>
      <text:p text:style-name="P2">The employees with a salary less than $30000 are 1 (Kalel) and 11 (Joziah).</text:p>
      <text:p text:style-name="P2">Kalel's manager is employee 11, who is still in the company (Joziah).</text:p>
      <text:p text:style-name="P1">Joziah's manager is employee 6, who left the company because there is no row for employee 6 as it was deleted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9T07:38:20.546000000</dc:date>
    <meta:editing-duration>PT1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45" meta:word-count="290" meta:character-count="1747" meta:non-whitespace-character-count="1342"/>
  </office:meta>
</office:document-meta>
</file>